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4.5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4.583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1.1667in"/>
    </style:style>
    <style:style style:name="Table3.B" style:family="table-column">
      <style:table-column-properties style:column-width="4.58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3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3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667in"/>
    </style:style>
    <style:style style:name="Table4.B" style:family="table-column">
      <style:table-column-properties style:column-width="4.583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4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1.1667in"/>
    </style:style>
    <style:style style:name="Table5.B" style:family="table-column">
      <style:table-column-properties style:column-width="4.58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5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5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1.1667in"/>
    </style:style>
    <style:style style:name="Table6.B" style:family="table-column">
      <style:table-column-properties style:column-width="4.583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6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6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5in" fo:margin-left="0.6215in" fo:margin-top="0in" fo:margin-bottom="0in" table:align="left" style:writing-mode="page"/>
    </style:style>
    <style:style style:name="Table7.A" style:family="table-column">
      <style:table-column-properties style:column-width="1.1667in"/>
    </style:style>
    <style:style style:name="Table7.B" style:family="table-column">
      <style:table-column-properties style:column-width="4.583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7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7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8.A" style:family="table-column">
      <style:table-column-properties style:column-width="1.1667in"/>
    </style:style>
    <style:style style:name="Table8.B" style:family="table-column">
      <style:table-column-properties style:column-width="4.58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8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8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9.A" style:family="table-column">
      <style:table-column-properties style:column-width="1.1667in"/>
    </style:style>
    <style:style style:name="Table9.B" style:family="table-column">
      <style:table-column-properties style:column-width="4.583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9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9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1" style:family="table">
      <style:table-properties style:width="5.75in" fo:margin-left="0.6215in" fo:margin-top="0in" fo:margin-bottom="0in" table:align="left" style:writing-mode="page"/>
    </style:style>
    <style:style style:name="Table21.A" style:family="table-column">
      <style:table-column-properties style:column-width="1.1667in"/>
    </style:style>
    <style:style style:name="Table21.B" style:family="table-column">
      <style:table-column-properties style:column-width="4.5833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1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3.A" style:family="table-column">
      <style:table-column-properties style:column-width="1.1667in"/>
    </style:style>
    <style:style style:name="Table13.B" style:family="table-column">
      <style:table-column-properties style:column-width="4.583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3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3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2" style:family="table">
      <style:table-properties style:width="5.75in" fo:margin-left="0.6215in" fo:margin-top="0in" fo:margin-bottom="0in" table:align="left" style:writing-mode="page"/>
    </style:style>
    <style:style style:name="Table22.A" style:family="table-column">
      <style:table-column-properties style:column-width="1.1667in"/>
    </style:style>
    <style:style style:name="Table22.B" style:family="table-column">
      <style:table-column-properties style:column-width="4.5833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2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4.A" style:family="table-column">
      <style:table-column-properties style:column-width="1.1667in"/>
    </style:style>
    <style:style style:name="Table14.B" style:family="table-column">
      <style:table-column-properties style:column-width="4.583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4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4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3" style:family="table">
      <style:table-properties style:width="5.75in" fo:margin-left="0.6215in" fo:margin-top="0in" fo:margin-bottom="0in" table:align="left" style:writing-mode="page"/>
    </style:style>
    <style:style style:name="Table23.A" style:family="table-column">
      <style:table-column-properties style:column-width="1.1667in"/>
    </style:style>
    <style:style style:name="Table23.B" style:family="table-column">
      <style:table-column-properties style:column-width="4.5833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3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5.A" style:family="table-column">
      <style:table-column-properties style:column-width="1.1667in"/>
    </style:style>
    <style:style style:name="Table15.B" style:family="table-column">
      <style:table-column-properties style:column-width="4.583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5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5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4" style:family="table">
      <style:table-properties style:width="5.75in" fo:margin-left="0.6215in" fo:margin-top="0in" fo:margin-bottom="0in" table:align="left" style:writing-mode="page"/>
    </style:style>
    <style:style style:name="Table24.A" style:family="table-column">
      <style:table-column-properties style:column-width="1.1667in"/>
    </style:style>
    <style:style style:name="Table24.B" style:family="table-column">
      <style:table-column-properties style:column-width="4.5833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4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6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6.A" style:family="table-column">
      <style:table-column-properties style:column-width="1.1667in"/>
    </style:style>
    <style:style style:name="Table16.B" style:family="table-column">
      <style:table-column-properties style:column-width="4.583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6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6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5" style:family="table">
      <style:table-properties style:width="5.75in" fo:margin-left="0.6215in" fo:margin-top="0in" fo:margin-bottom="0in" table:align="left" style:writing-mode="page"/>
    </style:style>
    <style:style style:name="Table25.A" style:family="table-column">
      <style:table-column-properties style:column-width="1.1667in"/>
    </style:style>
    <style:style style:name="Table25.B" style:family="table-column">
      <style:table-column-properties style:column-width="4.5833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5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0.A" style:family="table-column">
      <style:table-column-properties style:column-width="1.1667in"/>
    </style:style>
    <style:style style:name="Table10.B" style:family="table-column">
      <style:table-column-properties style:column-width="4.583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0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0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1.A" style:family="table-column">
      <style:table-column-properties style:column-width="1.1667in"/>
    </style:style>
    <style:style style:name="Table11.B" style:family="table-column">
      <style:table-column-properties style:column-width="4.583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1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2.A" style:family="table-column">
      <style:table-column-properties style:column-width="1.1667in"/>
    </style:style>
    <style:style style:name="Table12.B" style:family="table-column">
      <style:table-column-properties style:column-width="4.583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2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2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7.A" style:family="table-column">
      <style:table-column-properties style:column-width="1.1667in"/>
    </style:style>
    <style:style style:name="Table17.B" style:family="table-column">
      <style:table-column-properties style:column-width="4.5833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7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7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8.A" style:family="table-column">
      <style:table-column-properties style:column-width="1.1667in"/>
    </style:style>
    <style:style style:name="Table18.B" style:family="table-column">
      <style:table-column-properties style:column-width="4.5833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8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8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0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20.A" style:family="table-column">
      <style:table-column-properties style:column-width="1.1667in"/>
    </style:style>
    <style:style style:name="Table20.B" style:family="table-column">
      <style:table-column-properties style:column-width="4.5833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0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0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 style:master-page-name="Standard">
      <style:paragraph-properties fo:margin-top="0.1665in" fo:margin-bottom="0.1665in" style:contextual-spacing="false" fo:line-height="100%" style:page-number="1" fo:break-before="auto" fo:break-after="auto"/>
    </style:style>
    <style:style style:name="P2" style:family="paragraph" style:parent-style-name="normal">
      <style:paragraph-properties fo:margin-top="0.1665in" fo:margin-bottom="0.1665in" style:contextual-spacing="false" fo:line-height="100%" fo:break-before="auto" fo:break-after="auto"/>
      <style:text-properties fo:font-size="22pt" fo:font-weight="bold" style:font-size-asian="22pt" style:font-weight-asian="bold" style:font-size-complex="22pt"/>
    </style:style>
    <style:style style:name="P3" style:family="paragraph" style:parent-style-name="normal">
      <style:paragraph-properties fo:margin-top="0.1665in" fo:margin-bottom="0.1665in" style:contextual-spacing="false" fo:line-height="100%" fo:break-before="auto" fo:break-after="auto"/>
    </style:style>
    <style:style style:name="P4" style:family="paragraph" style:parent-style-name="normal">
      <style:paragraph-properties fo:margin-left="0.3937in" fo:margin-top="0.1665in" fo:margin-bottom="0.1665in" style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5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 fo:break-before="auto" fo:break-after="auto"/>
    </style:style>
    <style:style style:name="P6" style:family="paragraph" style:parent-style-name="Text_20_body">
      <style:paragraph-properties fo:margin-left="0.3937in" fo:margin-top="0.1665in" fo:margin-bottom="0.1665in" style:contextual-spacing="false" fo:line-height="100%" fo:text-align="justify" style:justify-single-word="false" fo:text-indent="0in" style:auto-text-indent="false" fo:break-before="auto" fo:break-after="auto"/>
      <style:text-properties fo:font-size="12pt" style:font-size-asian="12pt" style:font-size-complex="12pt"/>
    </style:style>
    <style:style style:name="P7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/>
    </style:style>
    <style:style style:name="P8" style:family="paragraph" style:parent-style-name="normal">
      <style:paragraph-properties fo:margin-left="0.3937in" fo:margin-top="0.1665in" fo:margin-bottom="0.1665in" style:contextual-spacing="false" fo:line-height="100%" fo:text-align="justify" style:justify-single-word="false" fo:text-indent="0in" style:auto-text-indent="false" fo:break-before="auto" fo:break-after="auto"/>
    </style:style>
    <style:style style:name="P9" style:family="paragraph" style:parent-style-name="Text_20_body">
      <loext:graphic-properties draw:fill="none" draw:fill-color="#ffffff"/>
      <style:paragraph-properties fo:margin-left="0.3937in" fo:margin-right="0in" fo:margin-top="0.1665in" fo:margin-bottom="0.1665in" style:contextual-spacing="false" fo:line-height="100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2pt" style:font-size-asian="12pt" style:font-size-complex="12pt"/>
    </style:style>
    <style:style style:name="P10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 fo:break-before="auto" fo:break-after="auto"/>
      <style:text-properties fo:font-size="12pt" style:font-size-asian="12pt" style:font-size-complex="12pt"/>
    </style:style>
    <style:style style:name="P11" style:family="paragraph" style:parent-style-name="normal">
      <style:paragraph-properties fo:margin-top="0.1665in" fo:margin-bottom="0.1665in" style:contextual-spacing="false" fo:line-height="100%" fo:text-align="justify" style:justify-single-word="false" fo:break-before="auto" fo:break-after="auto"/>
      <style:text-properties fo:font-size="12pt" fo:font-weight="bold" style:font-size-asian="12pt" style:font-weight-asian="bold" style:font-size-complex="12pt"/>
    </style:style>
    <style:style style:name="P12" style:family="paragraph" style:parent-style-name="normal">
      <style:paragraph-properties fo:line-height="100%" fo:orphans="0" fo:widows="0"/>
    </style:style>
    <style:style style:name="P13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14" style:family="paragraph" style:parent-style-name="normal">
      <style:paragraph-properties fo:line-height="100%" fo:orphans="0" fo:widows="0"/>
      <style:text-properties officeooo:paragraph-rsid="000190f2"/>
    </style:style>
    <style:style style:name="P15" style:family="paragraph" style:parent-style-name="normal">
      <style:paragraph-properties fo:line-height="100%" fo:text-align="center" style:justify-single-word="false" fo:orphans="0" fo:widows="0"/>
    </style:style>
    <style:style style:name="P16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 fo:break-before="auto" fo:break-after="auto"/>
      <style:text-properties fo:font-weight="bold" style:font-weight-asian="bold"/>
    </style:style>
    <style:style style:name="P17" style:family="paragraph" style:parent-style-name="normal">
      <style:paragraph-properties fo:line-height="100%" fo:text-align="center" style:justify-single-word="false" fo:orphans="0" fo:widows="0"/>
      <style:text-properties officeooo:paragraph-rsid="000190f2"/>
    </style:style>
    <style:style style:name="P18" style:family="paragraph" style:parent-style-name="normal">
      <style:paragraph-properties fo:margin-top="0.1665in" fo:margin-bottom="0.1665in" style:contextual-spacing="false" fo:line-height="100%" fo:text-align="justify" style:justify-single-word="false" fo:break-before="auto" fo:break-after="auto"/>
      <style:text-properties fo:font-weight="bold" style:font-weight-asian="bold"/>
    </style:style>
    <style:style style:name="P19" style:family="paragraph" style:parent-style-name="normal">
      <style:paragraph-properties fo:margin-top="0.1665in" fo:margin-bottom="0.1665in" style:contextual-spacing="false" fo:line-height="100%" fo:text-align="justify" style:justify-single-word="false" fo:break-before="auto" fo:break-after="auto"/>
    </style:style>
    <style:style style:name="P20" style:family="paragraph" style:parent-style-name="Text_20_body">
      <style:paragraph-properties fo:break-before="auto" fo:break-after="auto"/>
    </style:style>
    <style:style style:name="P21" style:family="paragraph" style:parent-style-name="normal">
      <style:paragraph-properties fo:line-height="100%" fo:orphans="0" fo:widows="0"/>
      <style:text-properties fo:font-weight="bold" officeooo:paragraph-rsid="000190f2" style:font-weight-asian="bold"/>
    </style:style>
    <style:style style:name="P22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  <style:text-properties officeooo:paragraph-rsid="0004e4ac"/>
    </style:style>
    <style:style style:name="P23" style:family="paragraph" style:parent-style-name="normal">
      <style:paragraph-properties fo:line-height="100%" fo:orphans="0" fo:widows="0"/>
      <style:text-properties officeooo:paragraph-rsid="0004e4ac"/>
    </style:style>
    <style:style style:name="P24" style:family="paragraph" style:parent-style-name="normal">
      <style:paragraph-properties fo:line-height="100%" fo:orphans="0" fo:widows="0"/>
      <style:text-properties fo:font-weight="bold" officeooo:paragraph-rsid="0004e4ac" style:font-weight-asian="bold"/>
    </style:style>
    <style:style style:name="P25" style:family="paragraph" style:parent-style-name="normal">
      <style:paragraph-properties fo:line-height="100%" fo:text-align="center" style:justify-single-word="false" fo:orphans="0" fo:widows="0"/>
      <style:text-properties officeooo:paragraph-rsid="0004e4ac"/>
    </style:style>
    <style:style style:name="P26" style:family="paragraph" style:parent-style-name="normal">
      <style:paragraph-properties fo:margin-left="0in" fo:text-indent="0in" style:auto-text-indent="false"/>
      <style:text-properties fo:font-weight="bold" officeooo:paragraph-rsid="0004e4ac" style:font-weight-asian="bold"/>
    </style:style>
    <style:style style:name="P27" style:family="paragraph" style:parent-style-name="normal">
      <style:text-properties officeooo:paragraph-rsid="0004e4ac"/>
    </style:style>
    <style:style style:name="P28" style:family="paragraph" style:parent-style-name="normal">
      <style:paragraph-properties fo:margin-left="0in" fo:text-indent="-0.0161in" style:auto-text-indent="false"/>
      <style:text-properties fo:font-size="12pt" fo:font-weight="bold" officeooo:paragraph-rsid="0004e4ac" style:font-size-asian="12pt" style:font-weight-asian="bold" style:font-size-complex="12pt"/>
    </style:style>
    <style:style style:name="P29" style:family="paragraph" style:parent-style-name="normal">
      <style:paragraph-properties fo:line-height="100%" fo:orphans="0" fo:widows="0"/>
      <style:text-properties officeooo:rsid="0002ecd6" officeooo:paragraph-rsid="0004e4ac"/>
    </style:style>
    <style:style style:name="P30" style:family="paragraph" style:parent-style-name="normal">
      <style:paragraph-properties fo:margin-top="0.1665in" fo:margin-bottom="0.1665in" style:contextual-spacing="false" fo:line-height="100%" fo:text-align="justify" style:justify-single-word="false"/>
      <style:text-properties officeooo:paragraph-rsid="0004e4ac"/>
    </style:style>
    <style:style style:name="P31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</style:style>
    <style:style style:name="P32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  <style:text-properties fo:font-size="12pt" fo:font-weight="bold" style:font-size-asian="12pt" style:font-weight-asian="bold" style:font-size-complex="12pt"/>
    </style:style>
    <style:style style:name="P33" style:family="paragraph" style:parent-style-name="normal">
      <style:paragraph-properties fo:line-height="100%" fo:text-align="justify" style:justify-single-word="false" fo:orphans="0" fo:widows="0"/>
    </style:style>
    <style:style style:name="P34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/>
      <style:text-properties fo:font-size="12pt" fo:font-weight="bold" style:font-size-asian="12pt" style:font-weight-asian="bold" style:font-size-complex="12pt"/>
    </style:style>
    <style:style style:name="P36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77693"/>
    </style:style>
    <style:style style:name="T6" style:family="text">
      <style:text-properties officeooo:rsid="0009002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9002c" style:font-weight-asian="bold" style:font-weight-complex="bold"/>
    </style:style>
    <style:style style:name="T11" style:family="text">
      <style:text-properties fo:font-weight="bold" officeooo:rsid="000190f2" style:font-weight-asian="bold"/>
    </style:style>
    <style:style style:name="T12" style:family="text">
      <style:text-properties fo:font-weight="bold" officeooo:rsid="0004e4ac" style:font-weight-asian="bold"/>
    </style:style>
    <style:style style:name="T13" style:family="text">
      <style:text-properties fo:font-weight="bold" officeooo:rsid="0004e4a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ocumento de Requisitos</text:span><text:span text:style-name="T1"/></text:p>
      <text:p text:style-name="P2" loext:marker-style-name="T1"/>
      <text:p text:style-name="P3" loext:marker-style-name="T2"><text:span text:style-name="T2">1 Introdução</text:span><text:span text:style-name="T2"/></text:p>
      <text:p text:style-name="P3" loext:marker-style-name="T3"><text:span text:style-name="T3">1.1 Propósito do documento</text:span><text:span text:style-name="T3"/></text:p>
      <text:p text:style-name="P4" loext:marker-style-name="T4">Este documento propõe a especificação dos requisitos do sistema <text:span text:style-name="Strong_20_Emphasis">"ProjetoFlow"</text:span>, uma plataforma web para gerenciamento de propostas de projetos de pesquisa e inovação, que será aplicado em instituições de ensino e pesquisa.</text:p>
      <text:p text:style-name="P5" loext:marker-style-name="T4"><text:span text:style-name="T3">1.2 Escopo do produto</text:span><text:span text:style-name="T3"/></text:p>
      <text:p text:style-name="P4" loext:marker-style-name="T4">O sistema tem como objetivo auxiliar o gerenciamento completo do ciclo de vida de propostas de projetos, desde a <text:span text:style-name="T5">publicação dos editais, </text:span>submissão inicial pelos pesquisadores até a aprovação final, garantindo um processo padronizado, transparente e ágil.</text:p>
      <text:p text:style-name="P5" loext:marker-style-name="T3"><text:span text:style-name="T3">1.3 Visão geral do documento</text:span><text:span text:style-name="T3"/></text:p>
      <text:p text:style-name="P6" loext:marker-style-name="T4">Este documento apresenta uma visão geral do sistema, descrevendo suas funcionalidades e delimitações de requisitos, seja pelo contexto no qual será aplicado ou por questões de segurança e governança institucional.</text:p>
      <text:p text:style-name="P7" loext:marker-style-name="T2"><text:span text:style-name="T2">2 Descrição Geral</text:span></text:p>
      <text:p text:style-name="P8" loext:marker-style-name="T4"><text:span text:style-name="T4">O sistema auxilia o processo de submissão e avaliação de projetos de pesquisa e inovação envolve múltiplos atores. Dando ao uma plataforma web para submissão, avaliação e acompanhamento de propostas de projetos de pesquisa e inovação, garantindo um processo padronizado, transparente e ágil desde a concepção da ideia até a aprovação final.</text:span></text:p>
      <text:p text:style-name="P5" loext:marker-style-name="T3"><text:span text:style-name="T3">2.1 Perspectiva do Produto</text:span><text:span text:style-name="T3"/></text:p>
      <text:p text:style-name="P6" loext:marker-style-name="T4">O sistema opera com uma arquitetura cliente-servidor que gerencia o banco de dados e controla o acesso às informações de propostas, avaliações e usuários. As informações podem ser consultadas, modificadas ou excluídas de acordo com o grau de permissão do usuário logado no sistema.</text:p>
      <text:p text:style-name="P5" loext:marker-style-name="T3"><text:span text:style-name="T3">2.2 Restrições Gerais</text:span><text:span text:style-name="T3"/></text:p>
      <text:p text:style-name="P9" loext:marker-style-name="T4">Para acessar o sistema, cada usuário terá que fazer seu cadastro. <text:span text:style-name="T6">A</text:span> <text:span text:style-name="T6">pro-reitoria</text:span> terá acesso total às funcionalidades de gerenciamento de usuários. Os Avaliadores terão acesso apenas às propostas designadas para sua avaliação. Os Pesquisadores terão acesso limitado às suas próprias propostas e acompanhamento de status.</text:p>
      <text:p text:style-name="P10" loext:marker-style-name="T4"><text:soft-page-break/></text:p>
      <text:p text:style-name="P10" loext:marker-style-name="T4"/>
      <text:p text:style-name="P5" loext:marker-style-name="T2"><text:span text:style-name="T2">3 Requisitos</text:span><text:span text:style-name="T2"/></text:p>
      <text:p text:style-name="P5" loext:marker-style-name="T3"><text:span text:style-name="T3">3.1 Requisitos Funcionais</text:span><text:span text:style-name="T3"/></text:p>
      <text:p text:style-name="P11" loext:marker-style-name="T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7"><text:span text:style-name="T7">RF001</text:span><text:span text:style-name="T7"/></text:p>
          </table:table-cell>
          <table:table-cell table:style-name="Table1.B1" office:value-type="string">
            <text:p text:style-name="P13" loext:marker-style-name="T7">Administrador deve poder realizar o cadastro e manutenção de dados de usuários do sistema</text:p>
          </table:table-cell>
        </table:table-row>
        <table:table-row table:style-name="Table1.1">
          <table:table-cell table:style-name="Table1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1.B2" office:value-type="string">
            <text:p text:style-name="P14">Dados dos Pesquisadores: nome, CPF, instituição, área de pesquisa, titulação, email, telefone.</text:p>
            <text:p text:style-name="P14">Dados dos Avaliadores: nome, CPF, instituição, área de especialização, currículo, email.</text:p>
            <text:p text:style-name="P14">Dados dos Coordenadores: nome, CPF, departamento, cargo, email, telefone.</text:p>
          </table:table-cell>
        </table:table-row>
        <table:table-row table:style-name="Table1.1">
          <table:table-cell table:style-name="Table1.A1" office:value-type="string">
            <text:p text:style-name="P12" loext:marker-style-name="T7"><text:span text:style-name="T7">Restrições</text:span><text:span text:style-name="T7"/></text:p>
          </table:table-cell>
          <table:table-cell table:style-name="Table1.B2" office:value-type="string">
            <text:p text:style-name="P12">-</text:p>
          </table:table-cell>
        </table:table-row>
        <table:table-row table:style-name="Table1.1">
          <table:table-cell table:style-name="Table1.A1" office:value-type="string">
            <text:p text:style-name="P12" loext:marker-style-name="T7"><text:span text:style-name="T7">Responsável</text:span><text:span text:style-name="T7"/></text:p>
          </table:table-cell>
          <table:table-cell table:style-name="Table1.B2" office:value-type="string">
            <text:p text:style-name="P12">Administrador</text:p>
          </table:table-cell>
        </table:table-row>
        <table:table-row table:style-name="Table1.1">
          <table:table-cell table:style-name="Table1.A1" office:value-type="string">
            <text:p text:style-name="P12" loext:marker-style-name="T7"><text:span text:style-name="T7">Importância</text:span><text:span text:style-name="T7"/></text:p>
          </table:table-cell>
          <table:table-cell table:style-name="Table1.B2" office:value-type="string">
            <text:p text:style-name="P15"><text:span text:style-name="T7">[ X ] Obrigatório </text:span>[ <text:s/>] Importante <text:s/>[ <text:s/>] Desejável</text:p>
          </table:table-cell>
        </table:table-row>
      </table:table>
      <text:p text:style-name="P11" loext:marker-style-name="T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 loext:marker-style-name="T7"><text:span text:style-name="T7">RF002</text:span><text:span text:style-name="T7"/></text:p>
          </table:table-cell>
          <table:table-cell table:style-name="Table2.B1" office:value-type="string">
            <text:p text:style-name="P13" loext:marker-style-name="T7">Administrador deve poder configurar formulários de submissão de propostas</text:p>
          </table:table-cell>
        </table:table-row>
        <table:table-row table:style-name="Table2.1">
          <table:table-cell table:style-name="Table2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2.B2" office:value-type="string">
            <text:p text:style-name="P12">Possibilidade de criar campos personalizados, definir campos obrigatórios e opcionais, e configurar tipos de anexos aceitos conforme as necessidades da instituição.</text:p>
          </table:table-cell>
        </table:table-row>
        <table:table-row table:style-name="Table2.1">
          <table:table-cell table:style-name="Table2.A1" office:value-type="string">
            <text:p text:style-name="P12" loext:marker-style-name="T7"><text:span text:style-name="T7">Importância</text:span><text:span text:style-name="T7"/></text:p>
          </table:table-cell>
          <table:table-cell table:style-name="Table2.B2" office:value-type="string">
            <text:p text:style-name="P15">[ <text:s/>] Obrigatório<text:span text:style-name="T7"> </text:span><text:span text:style-name="T8">[ <text:s/>] Importante</text:span><text:span text:style-name="T8"> </text:span><text:s/><text:span text:style-name="T9">[ </text:span><text:span text:style-name="T10">X</text:span><text:span text:style-name="T9"> ] Desejável</text:span></text:p>
          </table:table-cell>
        </table:table-row>
      </table:table>
      <text:p text:style-name="P16" loext:marker-style-name="T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 loext:marker-style-name="T7"><text:span text:style-name="T7">RF003</text:span><text:span text:style-name="T7"/></text:p>
          </table:table-cell>
          <table:table-cell table:style-name="Table3.B1" office:value-type="string">
            <text:p text:style-name="P13" loext:marker-style-name="T7">Pesquisador deve poder submeter propostas de projetos</text:p>
          </table:table-cell>
        </table:table-row>
        <table:table-row table:style-name="Table3.1">
          <table:table-cell table:style-name="Table3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3.B2" office:value-type="string">
            <text:p text:style-name="P12">O formulário deve conter: título do projeto, resumo, objetivos, metodologia, cronograma, orçamento, equipe, área de conhecimento e anexos de documentos complementares. </text:p>
          </table:table-cell>
        </table:table-row>
        <table:table-row table:style-name="Table3.1">
          <table:table-cell table:style-name="Table3.A1" office:value-type="string">
            <text:p text:style-name="P12" loext:marker-style-name="T7"><text:span text:style-name="T7">Importância</text:span><text:span text:style-name="T7"/></text:p>
          </table:table-cell>
          <table:table-cell table:style-name="Table3.B2" office:value-type="string">
            <text:p text:style-name="P17"><text:span text:style-name="T7">[ X ] Obrigatório </text:span>[ <text:s/>] Importante <text:s/>[ <text:s/>] Desejável</text:p>
          </table:table-cell>
        </table:table-row>
      </table:table>
      <text:p text:style-name="P18" loext:marker-style-name="T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 loext:marker-style-name="T7"><text:span text:style-name="T7">RF004</text:span><text:span text:style-name="T7"/></text:p>
          </table:table-cell>
          <table:table-cell table:style-name="Table4.B1" office:value-type="string">
            <text:p text:style-name="P13" loext:marker-style-name="T7">Pesquisador deve poder editar propostas antes da submissão final</text:p>
          </table:table-cell>
        </table:table-row>
        <text:soft-page-break/>
        <table:table-row table:style-name="Table4.1">
          <table:table-cell table:style-name="Table4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4.B2" office:value-type="string">
            <text:p text:style-name="P12">Após a submissão final, as propostas não podem mais ser editadas pelo pesquisador, apenas visualizadas.</text:p>
          </table:table-cell>
        </table:table-row>
        <table:table-row table:style-name="Table4.1">
          <table:table-cell table:style-name="Table4.A1" office:value-type="string">
            <text:p text:style-name="P12" loext:marker-style-name="T7"><text:span text:style-name="T7">Importância</text:span><text:span text:style-name="T7"/></text:p>
          </table:table-cell>
          <table:table-cell table:style-name="Table4.B2" office:value-type="string">
            <text:p text:style-name="P15"><text:span text:style-name="T7">[ X ] Obrigatório </text:span>[ <text:s/>] Importante <text:s/>[ <text:s/>] Desejável</text:p>
          </table:table-cell>
        </table:table-row>
      </table:table>
      <text:p text:style-name="P18" loext:marker-style-name="T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 loext:marker-style-name="T7"><text:span text:style-name="T7">RF005</text:span><text:span text:style-name="T7"/></text:p>
          </table:table-cell>
          <table:table-cell table:style-name="Table5.B1" office:value-type="string">
            <text:p text:style-name="P13" loext:marker-style-name="T7">Pesquisador deve poder acompanhar o status de suas propostas</text:p>
          </table:table-cell>
        </table:table-row>
        <table:table-row table:style-name="Table5.1">
          <table:table-cell table:style-name="Table5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5.B2" office:value-type="string">
            <text:p text:style-name="P12">Status disponíveis: Em elaboração, Submetida, Em avaliação, Aprovada, Rejeitada, Aguardando complementação.</text:p>
          </table:table-cell>
        </table:table-row>
        <table:table-row table:style-name="Table5.1">
          <table:table-cell table:style-name="Table5.A1" office:value-type="string">
            <text:p text:style-name="P12" loext:marker-style-name="T7"><text:span text:style-name="T7">Importância</text:span><text:span text:style-name="T7"/></text:p>
          </table:table-cell>
          <table:table-cell table:style-name="Table5.B2" office:value-type="string">
            <text:p text:style-name="P15"><text:span text:style-name="T7">[ X ] Obrigatório </text:span>[ <text:s/>] Importante <text:s/>[ <text:s/>] Desejável</text:p>
          </table:table-cell>
        </table:table-row>
      </table:table>
      <text:p text:style-name="P16" loext:marker-style-name="T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 loext:marker-style-name="T7"><text:span text:style-name="T7">RF006</text:span><text:span text:style-name="T7"/></text:p>
          </table:table-cell>
          <table:table-cell table:style-name="Table6.B1" office:value-type="string">
            <text:p text:style-name="P13" loext:marker-style-name="T7"><text:span text:style-name="T6">Pro-Reitoria</text:span> deve poder designar avaliadores para propostas específicas</text:p>
          </table:table-cell>
        </table:table-row>
        <table:table-row table:style-name="Table6.1">
          <table:table-cell table:style-name="Table6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6.B2" office:value-type="string">
            <text:p text:style-name="P12">O sistema deve permitir a busca de avaliadores por área de especialização e visualização de carga de trabalho atual de cada avaliador.</text:p>
          </table:table-cell>
        </table:table-row>
        <table:table-row table:style-name="Table6.1">
          <table:table-cell table:style-name="Table6.A1" office:value-type="string">
            <text:p text:style-name="P12" loext:marker-style-name="T7"><text:span text:style-name="T7">Importância</text:span><text:span text:style-name="T7"/></text:p>
          </table:table-cell>
          <table:table-cell table:style-name="Table6.B2" office:value-type="string">
            <text:p text:style-name="P15">[ <text:s/>] Obrigatório<text:span text:style-name="T7"> [ X ] Importante</text:span> <text:s/>[ <text:s/>] Desejável</text:p>
          </table:table-cell>
        </table:table-row>
      </table:table>
      <text:p text:style-name="P19" loext:marker-style-name="T7"><text:span text:style-name="T3"><text:tab/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 loext:marker-style-name="T7"><text:span text:style-name="T7">RF007</text:span></text:p>
          </table:table-cell>
          <table:table-cell table:style-name="Table7.B1" office:value-type="string">
            <text:p text:style-name="P13" loext:marker-style-name="T7">Avaliador deve poder visualizar e avaliar propostas designadas</text:p>
          </table:table-cell>
        </table:table-row>
        <table:table-row table:style-name="Table7.1">
          <table:table-cell table:style-name="Table7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7.B2" office:value-type="string">
            <text:p text:style-name="P12">Interface de avaliação com formulário estruturado contendo critérios de avaliação, notas, comentários detalhados e recomendação final (Aprovar/Rejeitar/Solicitar complementação).</text:p>
          </table:table-cell>
        </table:table-row>
        <table:table-row table:style-name="Table7.1">
          <table:table-cell table:style-name="Table7.A1" office:value-type="string">
            <text:p text:style-name="P12" loext:marker-style-name="T7"><text:span text:style-name="T7">Importância</text:span><text:span text:style-name="T7"/></text:p>
          </table:table-cell>
          <table:table-cell table:style-name="Table7.B2" office:value-type="string">
            <text:p text:style-name="P17"><text:span text:style-name="T7">[ X ] Obrigatório</text:span><text:span text:style-name="T8"> [ <text:s/>] Importante <text:s/>[ <text:s/>] Desejável</text:span></text:p>
          </table:table-cell>
        </table:table-row>
      </table:table>
      <text:p text:style-name="P18" loext:marker-style-name="T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 loext:marker-style-name="T7"><text:span text:style-name="T7">RF008</text:span><text:span text:style-name="T7"/></text:p>
          </table:table-cell>
          <table:table-cell table:style-name="Table8.B1" office:value-type="string">
            <text:p text:style-name="P13" loext:marker-style-name="T7"><text:span text:style-name="Strong_20_Emphasis">Sistema deve gerar relatórios gerenciais</text:span></text:p>
          </table:table-cell>
        </table:table-row>
        <table:table-row table:style-name="Table8.1">
          <table:table-cell table:style-name="Table8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8.B2" office:value-type="string">
            <text:p text:style-name="P12">Relatórios incluem: número de propostas por período, taxa de aprovação, tempo médio de avaliação, propostas por área de conhecimento, e performance de avaliadores. </text:p>
          </table:table-cell>
        </table:table-row>
        <table:table-row table:style-name="Table8.1">
          <table:table-cell table:style-name="Table8.A1" office:value-type="string">
            <text:p text:style-name="P12" loext:marker-style-name="T7"><text:span text:style-name="T7">Importância</text:span><text:span text:style-name="T7"/></text:p>
          </table:table-cell>
          <table:table-cell table:style-name="Table8.B2" office:value-type="string">
            <text:p text:style-name="P17">[ <text:s/>] Obrigatório<text:span text:style-name="T7"> </text:span><text:span text:style-name="T8">[ <text:s/>] Importante</text:span> <text:s/><text:span text:style-name="T9">[ X ] Desejável</text:span></text:p>
          </table:table-cell>
        </table:table-row>
      </table:table>
      <text:p text:style-name="P18" loext:marker-style-name="T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" loext:marker-style-name="T7"><text:span text:style-name="T7">RF009</text:span><text:span text:style-name="T7"/></text:p>
          </table:table-cell>
          <table:table-cell table:style-name="Table9.B1" office:value-type="string">
            <text:p text:style-name="P13" loext:marker-style-name="T7"><text:span text:style-name="Strong_20_Emphasis">Sistema deve permitir comunicação entre usuários</text:span></text:p>
          </table:table-cell>
        </table:table-row>
        <text:soft-page-break/>
        <table:table-row table:style-name="Table9.1">
          <table:table-cell table:style-name="Table9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9.B2" office:value-type="string">
            <text:p text:style-name="P12">Mensagens internas entre pesquisadores, avaliadores e coordenadores relacionadas às propostas, com histórico de comunicação.</text:p>
          </table:table-cell>
        </table:table-row>
        <table:table-row table:style-name="Table9.1">
          <table:table-cell table:style-name="Table9.A1" office:value-type="string">
            <text:p text:style-name="P12" loext:marker-style-name="T7"><text:span text:style-name="T7">Importância</text:span><text:span text:style-name="T7"/></text:p>
          </table:table-cell>
          <table:table-cell table:style-name="Table9.B2" office:value-type="string">
            <text:p text:style-name="P15" loext:marker-style-name="T7">[ <text:s/>] Obrigatório [ <text:s/>] Importante <text:span text:style-name="T7"><text:s/>[ X ] Desejável</text:span><text:span text:style-name="T7"/></text:p>
          </table:table-cell>
        </table:table-row>
      </table:table>
      <text:p text:style-name="P2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" loext:marker-style-name="T7"><text:span text:style-name="T7">RF0</text:span><text:span text:style-name="T11">10</text:span></text:p>
          </table:table-cell>
          <table:table-cell table:style-name="Table21.B1" office:value-type="string">
            <text:p text:style-name="P21" loext:marker-style-name="T7"><text:span text:style-name="Strong_20_Emphasis">Sistema deve permitir versionamento de propostas</text:span></text:p>
          </table:table-cell>
        </table:table-row>
        <table:table-row table:style-name="Table21.1">
          <table:table-cell table:style-name="Table21.A1" office:value-type="string">
            <text:p text:style-name="P14" loext:marker-style-name="T7"><text:span text:style-name="T7">Detalhes</text:span></text:p>
          </table:table-cell>
          <table:table-cell table:style-name="Table21.B2" office:value-type="string">
            <text:p text:style-name="P14">Manter histórico de versões quando há solicitação de complementação, permitindo comparação entre versões.</text:p>
          </table:table-cell>
        </table:table-row>
        <table:table-row table:style-name="Table21.1">
          <table:table-cell table:style-name="Table21.A1" office:value-type="string">
            <text:p text:style-name="P14" loext:marker-style-name="T7"><text:span text:style-name="T7">Importância</text:span></text:p>
          </table:table-cell>
          <table:table-cell table:style-name="Table21.B2" office:value-type="string">
            <text:p text:style-name="P17" loext:marker-style-name="T7">[ <text:s/>] Obrigatório [ <text:s/>] Importante <text:span text:style-name="T7"><text:s/>[ X ] Desejável</text:span></text:p>
          </table:table-cell>
        </table:table-row>
      </table:table>
      <text:p text:style-name="P22" loext:marker-style-name="T7"><text:span text:style-name="T3"><text:tab/>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3" loext:marker-style-name="T7"><text:span text:style-name="T7">RF0</text:span><text:span text:style-name="T12">11</text:span></text:p>
          </table:table-cell>
          <table:table-cell table:style-name="Table13.B1" office:value-type="string">
            <text:p text:style-name="P24" loext:marker-style-name="T7"><text:span text:style-name="Strong_20_Emphasis">Identificação de acesso deve ser feita via login seguro</text:span></text:p>
          </table:table-cell>
        </table:table-row>
        <table:table-row table:style-name="Table13.1">
          <table:table-cell table:style-name="Table13.A1" office:value-type="string">
            <text:p text:style-name="P23" loext:marker-style-name="T7"><text:span text:style-name="T7">Detalhes</text:span></text:p>
          </table:table-cell>
          <table:table-cell table:style-name="Table13.B2" office:value-type="string">
            <text:p text:style-name="P23">Autenticação com email e senha, bloqueio após 5 tentativas inválidas, e possibilidade de integração com sistemas de autenticação institucionais.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3" loext:marker-style-name="T7"><text:span text:style-name="T7">Importância</text:span></text:p>
          </table:table-cell>
          <table:table-cell table:style-name="Table22.B1" office:value-type="string">
            <text:p text:style-name="P25" loext:marker-style-name="T7"><text:span text:style-name="T9">[ </text:span><text:span text:style-name="T13">X</text:span><text:span text:style-name="T9"> ] Obrigatório</text:span> [ <text:s/>] Importante<text:span text:style-name="T8"> <text:s/>[ <text:s/>] Desejável</text:span></text:p>
          </table:table-cell>
        </table:table-row>
      </table:table>
      <text:p text:style-name="P22" loext:marker-style-name="T7"><text:span text:style-name="T3"><text:tab/>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3" loext:marker-style-name="T7"><text:span text:style-name="T7">RF0</text:span><text:span text:style-name="T12">12</text:span></text:p>
          </table:table-cell>
          <table:table-cell table:style-name="Table14.B1" office:value-type="string">
            <text:p text:style-name="P26" loext:marker-style-name="T7"><text:span text:style-name="Strong_20_Emphasis">Sistema deve enviar notificações por email</text:span> </text:p>
          </table:table-cell>
        </table:table-row>
        <table:table-row table:style-name="Table14.1">
          <table:table-cell table:style-name="Table14.A1" office:value-type="string">
            <text:p text:style-name="P23" loext:marker-style-name="T7"><text:span text:style-name="T7">Detalhes</text:span></text:p>
          </table:table-cell>
          <table:table-cell table:style-name="Table14.B2" office:value-type="string">
            <text:p text:style-name="P27">Notificações automáticas para: nova proposta submetida, proposta designada para avaliação, mudança de status, prazos próximos ao vencimento.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3" loext:marker-style-name="T7"><text:span text:style-name="T7">Importância</text:span></text:p>
          </table:table-cell>
          <table:table-cell table:style-name="Table23.B1" office:value-type="string">
            <text:p text:style-name="P25" loext:marker-style-name="T7">[ <text:s/>] Obrigatório [ <text:s/>] Importante <text:span text:style-name="T7"><text:s/>[ X ] Desejável</text:span></text:p>
          </table:table-cell>
        </table:table-row>
      </table:table>
      <text:p text:style-name="P22" loext:marker-style-name="T7"><text:span text:style-name="T3"><text:tab/>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3" loext:marker-style-name="T7"><text:span text:style-name="T7">RF00</text:span><text:span text:style-name="T12">13</text:span></text:p>
          </table:table-cell>
          <table:table-cell table:style-name="Table15.B1" office:value-type="string">
            <text:p text:style-name="P28" loext:marker-style-name="T7"><text:span text:style-name="Strong_20_Emphasis">Interface deve ser responsiva e intuitiva</text:span></text:p>
          </table:table-cell>
        </table:table-row>
        <table:table-row table:style-name="Table15.1">
          <table:table-cell table:style-name="Table15.A1" office:value-type="string">
            <text:p text:style-name="P23" loext:marker-style-name="T7"><text:span text:style-name="T7">Detalhes</text:span></text:p>
          </table:table-cell>
          <table:table-cell table:style-name="Table15.B2" office:value-type="string">
            <text:p text:style-name="P23">Compatibilidade com navegadores modernos (Chrome, Firefox, Safari, Edge) e dispositivos móveis. Tempo de carregamento máximo de 3 segundos.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3" loext:marker-style-name="T7"><text:span text:style-name="T7">Importância</text:span></text:p>
          </table:table-cell>
          <table:table-cell table:style-name="Table24.B1" office:value-type="string">
            <text:p text:style-name="P25" loext:marker-style-name="T7"><text:span text:style-name="T9">[ </text:span><text:span text:style-name="T13">X</text:span><text:span text:style-name="T9"> ] Obrigatório </text:span>[ <text:s/>] Importante <text:span text:style-name="T8"><text:s/>[ <text:s/>] Desejável</text:span></text:p>
          </table:table-cell>
        </table:table-row>
      </table:table>
      <text:p text:style-name="P22" loext:marker-style-name="T7"><text:span text:style-name="T3"><text:tab/>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3" loext:marker-style-name="T7"><text:span text:style-name="T7">RF0</text:span><text:span text:style-name="T12">14</text:span></text:p>
          </table:table-cell>
          <table:table-cell table:style-name="Table16.B1" office:value-type="string">
            <text:p text:style-name="P29" loext:marker-style-name="T7"><text:span text:style-name="T7">Sistema deve manter auditoria completa</text:span></text:p>
          </table:table-cell>
        </table:table-row>
        <table:table-row table:style-name="Table16.1">
          <table:table-cell table:style-name="Table16.A1" office:value-type="string">
            <text:p text:style-name="P23" loext:marker-style-name="T7"><text:span text:style-name="T7">Detalhes</text:span></text:p>
          </table:table-cell>
          <table:table-cell table:style-name="Table16.B2" office:value-type="string">
            <text:p text:style-name="P29">Log de todas as ações realizadas pelos usuários, incluindo <text:soft-page-break/>data/hora, usuário, ação realizada e dados modificados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3" loext:marker-style-name="T7"><text:span text:style-name="T7">Importância</text:span></text:p>
          </table:table-cell>
          <table:table-cell table:style-name="Table25.B1" office:value-type="string">
            <text:p text:style-name="P25" loext:marker-style-name="T7">[ <text:s/>] Obrigatório [ <text:s/>] Importante <text:span text:style-name="T7"><text:s/>[ X ] Desejável</text:span></text:p>
          </table:table-cell>
        </table:table-row>
      </table:table>
      <text:p text:style-name="P30" loext:marker-style-name="T7"><text:span text:style-name="T3">3.1 Requisitos não Funcionais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 loext:marker-style-name="T7"><text:span text:style-name="T7">RNF001</text:span><text:span text:style-name="T7"/></text:p>
          </table:table-cell>
          <table:table-cell table:style-name="Table10.B1" office:value-type="string">
            <text:p text:style-name="P13" loext:marker-style-name="T7"><text:span text:style-name="Strong_20_Emphasis">Sistema deve estar disponível 99% do tempo</text:span></text:p>
          </table:table-cell>
        </table:table-row>
        <table:table-row table:style-name="Table10.1">
          <table:table-cell table:style-name="Table10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10.B2" office:value-type="string">
            <text:p text:style-name="P12">Alta disponibilidade com tempo de inatividade máximo de 1% ao mês para manutenções programadas. </text:p>
          </table:table-cell>
        </table:table-row>
      </table:table>
      <text:p text:style-name="P31" loext:marker-style-name="T7"><text:span text:style-name="T3"><text:tab/></text:span><text:span text:style-name="T3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" loext:marker-style-name="T7"><text:span text:style-name="T7">RNF002</text:span><text:span text:style-name="T7"/></text:p>
          </table:table-cell>
          <table:table-cell table:style-name="Table11.B1" office:value-type="string">
            <text:p text:style-name="P13" loext:marker-style-name="T7"><text:span text:style-name="Strong_20_Emphasis">Sistema deve suportar upload de arquivos de até 50MB</text:span></text:p>
          </table:table-cell>
        </table:table-row>
        <table:table-row table:style-name="Table11.1">
          <table:table-cell table:style-name="Table11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11.B2" office:value-type="string">
            <text:p text:style-name="P12">Formatos aceitos: PDF, DOC, DOCX, XLS, XLSX, PNG, JPG. Validação automática de tipos de arquivo.</text:p>
          </table:table-cell>
        </table:table-row>
      </table:table>
      <text:p text:style-name="P31" loext:marker-style-name="T7"><text:span text:style-name="T3"><text:tab/></text:span><text:span text:style-name="T3"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" loext:marker-style-name="T7"><text:span text:style-name="T7">RNF003</text:span><text:span text:style-name="T7"/></text:p>
          </table:table-cell>
          <table:table-cell table:style-name="Table12.B1" office:value-type="string">
            <text:p text:style-name="P13" loext:marker-style-name="T7"><text:span text:style-name="Strong_20_Emphasis">Backup do banco de dados deve ser realizado diariamente</text:span></text:p>
          </table:table-cell>
        </table:table-row>
        <table:table-row table:style-name="Table12.1">
          <table:table-cell table:style-name="Table12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12.B2" office:value-type="string">
            <text:p text:style-name="P12">Backup automático às 2:00 da manhã, com retenção de 30 dias para backups diários e 12 meses para backups mensais.</text:p>
          </table:table-cell>
        </table:table-row>
      </table:table>
      <text:p text:style-name="P32" loext:marker-style-name="T7"><text:span text:style-name="T3"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2" loext:marker-style-name="T7"><text:span text:style-name="T7">RNF00</text:span><text:span text:style-name="T11">8</text:span></text:p>
          </table:table-cell>
          <table:table-cell table:style-name="Table17.B1" office:value-type="string">
            <text:p text:style-name="P13" loext:marker-style-name="T7"><text:span text:style-name="Strong_20_Emphasis">Dados sensíveis devem ser criptografados</text:span></text:p>
          </table:table-cell>
        </table:table-row>
        <table:table-row table:style-name="Table17.1">
          <table:table-cell table:style-name="Table17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17.B2" office:value-type="string">
            <text:p text:style-name="P33">Criptografia de dados em trânsito (HTTPS/TLS) e em repouso, especialmente informações pessoais e conteúdo das propostas.</text:p>
          </table:table-cell>
        </table:table-row>
      </table:table>
      <text:p text:style-name="P31" loext:marker-style-name="T7"><text:span text:style-name="T3"><text:tab/></text:span><text:span text:style-name="T3"/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" loext:marker-style-name="T7"><text:span text:style-name="T7">RNF00</text:span><text:span text:style-name="T11">9</text:span></text:p>
          </table:table-cell>
          <table:table-cell table:style-name="Table18.B1" office:value-type="string">
            <text:p text:style-name="P13" loext:marker-style-name="T7"><text:span text:style-name="Strong_20_Emphasis">Sistema deve permitir controle de prazos</text:span></text:p>
          </table:table-cell>
        </table:table-row>
        <table:table-row table:style-name="Table18.1">
          <table:table-cell table:style-name="Table18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18.B2" office:value-type="string">
            <text:p text:style-name="P12">Configuração de prazos para submissão, avaliação e resposta. Alertas automáticos quando prazos estão próximos do vencimento.</text:p>
          </table:table-cell>
        </table:table-row>
      </table:table>
      <text:p text:style-name="P31" loext:marker-style-name="T7"><text:span text:style-name="T3"><text:tab/></text:span><text:span text:style-name="T3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2" loext:marker-style-name="T7"><text:span text:style-name="T7">RNF0</text:span><text:span text:style-name="T11">10</text:span></text:p>
          </table:table-cell>
          <table:table-cell table:style-name="Table20.B1" office:value-type="string">
            <text:p text:style-name="P13" loext:marker-style-name="T7"><text:span text:style-name="Strong_20_Emphasis">Conformidade com LGPD</text:span></text:p>
          </table:table-cell>
        </table:table-row>
        <table:table-row table:style-name="Table20.1">
          <table:table-cell table:style-name="Table20.A1" office:value-type="string">
            <text:p text:style-name="P12" loext:marker-style-name="T7"><text:span text:style-name="T7">Detalhes</text:span><text:span text:style-name="T7"/></text:p>
          </table:table-cell>
          <table:table-cell table:style-name="Table20.B2" office:value-type="string">
            <text:p text:style-name="P12">Implementação de funcionalidades para cumprimento da Lei Geral de Proteção de Dados, incluindo consentimento, portabilidade e exclusão de dados pessoais.</text:p>
          </table:table-cell>
        </table:table-row>
      </table:table>
      <text:p text:style-name="P34"><text:soft-page-break/>Documento elaborado por:</text:p>
      <text:p text:style-name="P35" loext:marker-style-name="T3">HEITOR QUEIROGA DUARTE</text:p>
      <text:p text:style-name="P35" loext:marker-style-name="T3">TALLYS CESAR GURGEL BATISTA</text:p>
      <text:p text:style-name="P36">Data de elaboração: Setembro de 2025</text:p>
      <text:p text:style-name="P36">Versão: 1.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9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19.A" style:family="table-column">
      <style:table-column-properties style:column-width="3.554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normal">
      <style:paragraph-properties fo:orphans="0" fo:widows="0" fo:break-before="auto" fo:break-after="auto"/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normal">
      <style:paragraph-properties fo:line-height="100%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normal">
      <style:paragraph-properties fo:line-height="100%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normal">
      <style:paragraph-properties fo:line-height="100%" fo:text-align="end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MP5" style:family="paragraph" style:parent-style-name="normal">
      <style:paragraph-properties fo:line-height="100%" fo:text-align="center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8pt" style:font-size-asian="8pt" style:font-size-complex="8pt"/>
    </style:style>
    <style:style style:name="MP6" style:family="paragraph" style:parent-style-name="normal">
      <style:paragraph-properties fo:line-height="100%" fo:orphans="0" fo:widows="0" fo:break-before="auto" fo:break-after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7" style:family="paragraph" style:parent-style-name="normal">
      <style:paragraph-properties fo:break-before="auto" fo:break-after="auto" fo:padding-left="0in" fo:padding-right="0in" fo:padding-top="0.028in" fo:padding-bottom="0in" fo:border-left="none" fo:border-right="none" fo:border-top="0.99pt solid #000000" fo:border-bottom="none"/>
    </style:style>
    <style:style style:name="MP8" style:family="paragraph" style:parent-style-name="normal">
      <style:paragraph-properties fo:break-before="auto" fo:break-after="auto"/>
    </style:style>
    <style:style style:name="M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2" style:family="text">
      <style:text-properties fo:font-size="10pt" fo:font-weight="bold" style:font-size-asian="10pt" style:font-weight-asian="bold" style:font-size-complex="10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font-weight="bold" style:font-size-asian="8pt" style:font-weight-asian="bold" style:font-size-complex="8pt"/>
    </style:style>
    <style:style style:name="MT5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MP2" loext:marker-style-name="MT2"><text:span text:style-name="MT2">Documento de Requisitos</text:span><text:span text:style-name="MT2"/></text:p>
              <text:p text:style-name="MP3" loext:marker-style-name="MT2"/>
            </table:table-cell>
            <table:table-cell table:style-name="Table19.A1" office:value-type="string">
              <text:p text:style-name="MP4" loext:marker-style-name="MT3"><text:span text:style-name="MT2"><text:s/>Consulte Aqui!</text:span><text:span text:style-name="MT4"/></text:p>
              <text:p text:style-name="MP5" loext:marker-style-name="MT3"/>
            </table:table-cell>
          </table:table-row>
        </table:table>
        <text:p text:style-name="MP6"/>
      </style:header>
      <style:footer>
        <text:p text:style-name="MP7" loext:marker-style-name="MT5"><text:span text:style-name="MT5">Consulte Aqui! 1.0<text:tab/><text:tab/><text:tab/><text:tab/><text:tab/>Documento de Requisitos.doc</text:span><text:span text:style-name="MT5"/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7T09:37:42.347087243</dc:date>
    <meta:editing-duration>PT40M43S</meta:editing-duration>
    <meta:editing-cycles>5</meta:editing-cycles>
    <meta:generator>LibreOffice/25.8.1.1$Linux_X86_64 LibreOffice_project/580$Build-1</meta:generator>
    <meta:document-statistic meta:table-count="25" meta:image-count="0" meta:object-count="0" meta:page-count="6" meta:paragraph-count="148" meta:word-count="1012" meta:character-count="7003" meta:non-whitespace-character-count="6070"/>
  </office:meta>
</office:document-meta>
</file>